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1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FRIDA FLORES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ABEZA HUAMAN SERGI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2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/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FLORES CARMONA, LADISLA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92672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1T22:48:23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